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The bar chart shows how weight was distributed across five age cohorts in Newtown in 2010.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